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AEC4BF85D1F908D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Consolas1" svg:font-family="Consolas"/>
    <style:font-face style:name="LiberationSerif1" svg:font-family="LiberationSerif"/>
    <style:font-face style:name="Lucida Sans1" svg:font-family="'Lucida Sans'" style:font-family-generic="swiss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Serif" svg:font-family="LiberationSerif" style:font-pitch="variable"/>
    <style:font-face style:name="Lucida Sans" svg:font-family="'Lucida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813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draw:textarea-vertical-align="top" fo:min-height="9.406cm"/>
      <style:paragraph-properties style:writing-mode="lr-tb"/>
    </style:style>
    <style:style style:name="pr5" style:family="presentation" style:parent-style-name="BrightBlue-subtitle">
      <style:graphic-properties draw:fill-color="#ffffff" draw:textarea-vertical-align="top" fo:min-height="10.666cm"/>
      <style:paragraph-properties style:writing-mode="lr-tb"/>
    </style:style>
    <style:style style:name="pr6" style:family="presentation" style:parent-style-name="BrightBlue-subtitle">
      <style:graphic-properties draw:fill-color="#ffffff" draw:textarea-vertical-align="top" fo:min-height="2.509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 style:text-autospace="none"/>
    </style:style>
    <style:style style:name="P5" style:family="paragraph">
      <style:paragraph-properties fo:margin-left="0cm" fo:margin-right="0cm" fo:text-align="start" fo:text-indent="0cm" style:text-autospace="none"/>
    </style:style>
    <style:style style:name="P6" style:family="paragraph">
      <loext:graphic-properties draw:fill-color="#ffffff"/>
      <style:paragraph-properties fo:text-align="start" style:writing-mode="lr-tb"/>
      <style:text-properties style:font-name="Arial2" fo:font-size="16pt" style:font-size-asian="16pt" style:font-size-complex="16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text-align="start" style:writing-mode="lr-tb"/>
      <style:text-properties fo:font-size="32pt" fo:font-weight="bold" style:font-weight-asian="bold" style:font-weight-complex="bold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style:font-name="Arial2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2" fo:font-size="16pt" style:font-name-asian="LiberationSerif1" style:font-size-asian="16pt" style:font-name-complex="LiberationSerif1" style:font-size-complex="16pt"/>
    </style:style>
    <style:style style:name="T4" style:family="text">
      <style:text-properties style:font-name="Arial2" fo:font-size="16pt" fo:font-weight="bold" style:font-name-asian="LiberationSerif1" style:font-size-asian="16pt" style:font-weight-asian="bold" style:font-name-complex="LiberationSerif1" style:font-size-complex="16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2" draw:text-style-name="P3" draw:layer="layout" svg:width="18.412cm" svg:height="9.134cm" svg:x="1.4cm" svg:y="3.8cm" presentation:class="subtitle" presentation:user-transformed="true">
          <draw:text-box>
            <text:p><text:span text:style-name="T1">Welcome</text:span></text:p>
            <text:p><text:span text:style-name="T1">10/19/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6" draw:layer="layout" svg:width="12.824cm" svg:height="9.406cm" svg:x="1.4cm" svg:y="3.8cm" presentation:class="subtitle" presentation:user-transformed="true">
          <draw:text-box>
            <text:p text:style-name="P1"><text:span text:style-name="T2">Assignment 4</text:span></text:p>
            <text:p text:style-name="P4"><text:span text:style-name="T3">Finish the provided specification for the HugeInt class. </text:span></text:p>
            <text:p text:style-name="P4"><text:span text:style-name="T3"/></text:p>
            <text:p text:style-name="P4"><text:span text:style-name="T3">Additionally create a driver to demonstrate the features of the HugeInt class. </text:span></text:p>
            <text:p text:style-name="P4"><text:span text:style-name="T3"/></text:p>
            <text:p text:style-name="P4"><text:span text:style-name="T3">The driver will create several HugeInt objects, update the values, perform addition, perform comparisons, and display values.</text:span></text:p>
            <text:p text:style-name="P4"><text:span text:style-name="T3"/></text:p>
            <text:p text:style-name="P4"><text:span text:style-name="T4">Extended</text:span></text:p>
            <text:p text:style-name="P5"><text:span text:style-name="T4">Due 10/14/2021</text:span></text:p>
            <text:p text:style-name="P5"><text:span text:style-name="T4">Submit your best work!!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5" draw:text-style-name="P9" draw:layer="layout" svg:width="17.142cm" svg:height="10.666cm" svg:x="1.4cm" svg:y="3.8cm" presentation:class="subtitle" presentation:user-transformed="true">
          <draw:text-box>
            <text:p text:style-name="P1"><text:span text:style-name="T5">Binary Search Trees</text:span></text:p>
            <text:p text:style-name="P1"><text:span text:style-name="T5"/></text:p>
            <text:p text:style-name="P1"><text:span text:style-name="T6">What are the advantages of a BST vs Linked List?</text:span></text:p>
            <text:p text:style-name="P1"><text:span text:style-name="T6">Consider:</text:span></text:p>
            <text:p text:style-name="P1"><text:span text:style-name="T6"><text:tab/></text:span><text:span text:style-name="T6">Linear vs Binary Search</text:span></text:p>
            <text:p text:style-name="P1"><text:span text:style-name="T6"><text:tab/></text:span><text:span text:style-name="T6">Arrays vs Linked Lists</text:span></text:p>
            <text:p text:style-name="P1"><text:span text:style-name="T6"/></text:p>
            <text:p text:style-name="P1"><text:span text:style-name="T6">When does a BST give the </text:span><text:span text:style-name="T7">best</text:span><text:span text:style-name="T6"> performance?</text:span></text:p>
            <text:p text:style-name="P8"><text:span text:style-name="T6">When does a BST give the </text:span><text:span text:style-name="T7">worst</text:span><text:span text:style-name="T6"> performance?</text:span></text:p>
            <text:p text:style-name="P8"><text:span text:style-name="T6">What is the cause of a degenerate tree?</text:span></text:p>
            <text:p text:style-name="P8"><text:span text:style-name="T6"/></text:p>
            <text:p text:style-name="P8"><text:span text:style-name="T6">Build a BST from some set of values.</text:span></text:p>
            <text:p text:style-name="P8"><text:span text:style-name="T6">For some BST, give the output of each traversal.</text:span></text:p>
            <text:p text:style-name="P8"><text:span text:style-name="T6"><text:tab/></text:span><text:span text:style-name="T6">Inorder, Preorder, Postorder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6" draw:layer="layout" svg:width="12.824cm" svg:height="9.406cm" svg:x="1.4cm" svg:y="3.8cm" presentation:class="subtitle" presentation:user-transformed="true">
          <draw:text-box>
            <text:p text:style-name="P1"><text:span text:style-name="T2">Assignment 5</text:span></text:p>
            <text:p text:style-name="P1"><text:span text:style-name="T2">100 points</text:span></text:p>
            <text:p text:style-name="P1"><text:span text:style-name="T2"/></text:p>
            <text:p text:style-name="P4"><text:span text:style-name="T3">Complete the EmployeeDB class to store Employee Objects. The EmployeeDB class will store Employee objects using a binary search tree. Create a driver to provide a text based menu for the EmployeeDB class.</text:span></text:p>
            <text:p text:style-name="P4"><text:span text:style-name="T4"/></text:p>
            <text:p text:style-name="P5"><text:span text:style-name="T4">Due 10/28/2021 Midnight</text:span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6" draw:text-style-name="P6" draw:layer="layout" svg:width="11.808cm" svg:height="2.509cm" svg:x="1.4cm" svg:y="3.8cm" presentation:class="subtitle" presentation:user-transformed="true">
          <draw:text-box>
            <text:p text:style-name="P1"><text:span text:style-name="T2">Chapter 9</text:span></text:p>
            <text:p text:style-name="P1"><text:span text:style-name="T2">Heaps, Priority Queues, and Heap Sort</text:span></text:p>
            <text:p text:style-name="P1"><text:span text:style-name="T4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Consolas1" svg:font-family="Consolas"/>
    <style:font-face style:name="LiberationSerif1" svg:font-family="LiberationSerif"/>
    <style:font-face style:name="Lucida Sans1" svg:font-family="'Lucida Sans'" style:font-family-generic="swiss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Serif" svg:font-family="LiberationSerif" style:font-pitch="variable"/>
    <style:font-face style:name="Lucida Sans" svg:font-family="'Lucida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AEC4BF85D1F908D2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7T09:24:50.531313737</meta:creation-date>
    <meta:editing-duration>PT9H33M42S</meta:editing-duration>
    <meta:editing-cycles>57</meta:editing-cycles>
    <meta:generator>LibreOffice/7.0.1.2$Windows_X86_64 LibreOffice_project/7cbcfc562f6eb6708b5ff7d7397325de9e764452</meta:generator>
    <dc:title>Bright Blue</dc:title>
    <dc:date>2021-10-19T09:12:04.241000000</dc:date>
    <meta:document-statistic meta:object-count="42"/>
  </office:meta>
</office:document-meta>
</file>